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1c78a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paragraph-rsid="001c78ae" style:font-size-asian="14pt" style:font-weight-asian="bold" style:font-size-complex="14pt" style:font-weight-complex="bold"/>
    </style:style>
    <style:style style:name="P5" style:family="paragraph" style:parent-style-name="Text_20_body">
      <style:text-properties officeooo:rsid="001e1155" officeooo:paragraph-rsid="001e1155"/>
    </style:style>
    <style:style style:name="P6" style:family="paragraph" style:parent-style-name="Text_20_body">
      <style:text-properties officeooo:rsid="001e1155" officeooo:paragraph-rsid="00203c95"/>
    </style:style>
    <style:style style:name="P7" style:family="paragraph" style:parent-style-name="Text_20_body">
      <style:paragraph-properties fo:text-align="start" style:justify-single-word="false"/>
      <style:text-properties officeooo:rsid="001e1155" officeooo:paragraph-rsid="001e1155"/>
    </style:style>
    <style:style style:name="P8" style:family="paragraph" style:parent-style-name="Text_20_body">
      <style:text-properties officeooo:paragraph-rsid="00203c95"/>
    </style:style>
    <style:style style:name="P9" style:family="paragraph" style:parent-style-name="Text_20_body">
      <style:text-properties officeooo:rsid="00203c95" officeooo:paragraph-rsid="00203c95"/>
    </style:style>
    <style:style style:name="P10" style:family="paragraph" style:parent-style-name="Text_20_body">
      <style:text-properties fo:font-weight="bold" officeooo:rsid="00203c95" officeooo:paragraph-rsid="00203c95" style:font-weight-asian="bold" style:font-weight-complex="bold"/>
    </style:style>
    <style:style style:name="P11" style:family="paragraph" style:parent-style-name="Text_20_body">
      <style:text-properties fo:font-weight="normal" officeooo:rsid="00203c95" officeooo:paragraph-rsid="00203c95" style:font-weight-asian="normal" style:font-weight-complex="normal"/>
    </style:style>
    <style:style style:name="P12" style:family="paragraph" style:parent-style-name="Text_20_body">
      <style:text-properties fo:font-weight="normal" officeooo:rsid="00203c95" officeooo:paragraph-rsid="0020c0aa" style:font-weight-asian="normal" style:font-weight-complex="normal"/>
    </style:style>
    <style:style style:name="P13" style:family="paragraph" style:parent-style-name="Text_20_body">
      <style:paragraph-properties fo:break-before="page"/>
      <style:text-properties fo:font-weight="normal" officeooo:rsid="00203c95" officeooo:paragraph-rsid="0020c0aa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officeooo:paragraph-rsid="001c78ae" style:font-size-asian="14pt" style:font-size-complex="14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4pt" officeooo:paragraph-rsid="001c78ae" style:font-size-asian="14pt" style:font-size-complex="14pt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1c78ae"/>
    </style:style>
    <style:style style:name="P18" style:family="paragraph" style:parent-style-name="Text_20_body" style:list-style-name="L3">
      <style:text-properties officeooo:paragraph-rsid="001c78ae"/>
    </style:style>
    <style:style style:name="P19" style:family="paragraph" style:parent-style-name="Text_20_body" style:list-style-name="L3">
      <style:text-properties fo:font-size="14pt" officeooo:paragraph-rsid="001c78ae" style:font-size-asian="14pt" style:font-size-complex="14pt"/>
    </style:style>
    <style:style style:name="T1" style:family="text">
      <style:text-properties officeooo:rsid="001c78a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c78ae" style:font-size-asian="14pt" style:font-size-complex="14pt"/>
    </style:style>
    <style:style style:name="T4" style:family="text">
      <style:text-properties fo:font-size="14pt" officeooo:rsid="00230d04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3c95" style:font-weight-asian="bold" style:font-weight-complex="bold"/>
    </style:style>
    <style:style style:name="T7" style:family="text">
      <style:text-properties officeooo:rsid="00203c9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3c95" style:font-weight-asian="normal" style:font-weight-complex="normal"/>
    </style:style>
    <style:style style:name="T10" style:family="text">
      <style:text-properties officeooo:rsid="00230d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Υλοποιήστε σε C++ μια προσομοίωση της λειτουργικότητας μιας βιβλιοθήκης</text:p>
      <text:p text:style-name="P1"/>
      <text:p text:style-name="P3">βιβλιοθήκη</text:p>
      <text:list xml:id="list3217593477" text:style-name="L1">
        <text:list-item>
          <text:p text:style-name="P14">μια βάση</text:p>
        </text:list-item>
        <text:list-item>
          <text:p text:style-name="P14">ένα ντουλάπι</text:p>
        </text:list-item>
        <text:list-item>
          <text:p text:style-name="P14">τρία ράϕια </text:p>
        </text:list-item>
        <text:list-item>
          <text:p text:style-name="P15"><text:span text:style-name="T1">(</text:span>Το ντουλάπι εσωτερικά έχει δύο ράϕια<text:span text:style-name="T1">)</text:span></text:p>
        </text:list-item>
        <text:list-item>
          <text:p text:style-name="P15">Στη βιβλιοθήκη, ανά πάσα στιγμή βρίσκονται N βιβλία (το N μπορεί να είναι ίσο και με 0).</text:p>
        </text:list-item>
      </text:list>
      <text:p text:style-name="P2"/>
      <text:p text:style-name="P2"/>
      <text:p text:style-name="P4">βιβλίο</text:p>
      <text:list xml:id="list1790359547" text:style-name="L2">
        <text:list-item>
          <text:p text:style-name="P16">τίτλο του βιβλίου <text:span text:style-name="T10">(string title)</text:span></text:p>
        </text:list-item>
        <text:list-item>
          <text:p text:style-name="P16">το ονοματεπώνυμο του συγγραϕέα <text:span text:style-name="T10">( string name)</text:span></text:p>
        </text:list-item>
        <text:list-item>
          <text:p text:style-name="P17"><text:span text:style-name="T2">το ISBN του (</text:span><text:span text:style-name="T4">int ISBN</text:span><text:span text:style-name="T2">)</text:span></text:p>
        </text:list-item>
      </text:list>
      <text:p text:style-name="P2"/>
      <text:p text:style-name="P2"/>
      <text:p text:style-name="P4">ράϕι</text:p>
      <text:list xml:id="list3974022842" text:style-name="L3">
        <text:list-item>
          <text:p text:style-name="P19">Κάθε ράϕι έχει μέγιστη χωρητικότητα Nmax. </text:p>
        </text:list-item>
        <text:list-item>
          <text:p text:style-name="P18"><text:span text:style-name="T3">(</text:span>Η χωρητικότητα είναι ίδια για όλα τα ράϕια<text:span text:style-name="T1">)</text:span></text:p>
        </text:list-item>
      </text:list>
      <text:p text:style-name="P5"/>
      <text:p text:style-name="P10">βιβλιοθήκη</text:p>
      <text:p text:style-name="P7"><text:tab/>τοποθετηση <text:s/>με (<text:span text:style-name="T5">place-book</text:span>) με:</text:p>
      <text:p text:style-name="P5"><text:tab/><text:tab/>1: στο πάνω ράϕι της βιβλιοθήκης </text:p>
      <text:p text:style-name="P5"><text:tab/><text:tab/>2: στο μεσαίο ράϕι της βιβλιοθήκης </text:p>
      <text:p text:style-name="P5"><text:tab/><text:tab/>3: στο κάτω ράϕι της βιβλιοθήκης </text:p>
      <text:p text:style-name="P5"><text:tab/><text:tab/>4: στο πάνω ράϕι του ντουλαπιού της βιβλιοθήκης </text:p>
      <text:p text:style-name="P5"><text:tab/><text:tab/>5: στο κάτω ράϕι του ντουλαπιού της βιβλιοθήκης</text:p>
      <text:p text:style-name="P5"><text:tab/><text:tab/>Σε αυτή την περίπτωση, αυξάνεται κατά 1 ο αριθμός των βιβλίων που είναι τοποθετημένα στη βιβλιοθήκη.</text:p>
      <text:p text:style-name="P5">Ταυτόχρονα γίνεται εκτύπωση του χώρου στον οποίο γίνεται η τοποθέτηση, π.χ. αν ο προσδιοριστής είναι ο αριθμός 2, η εκτύπωση είναι "placing book in middle bookcase self" ή κάτι ανάλογο.</text:p>
      <text:p text:style-name="P5"><text:span text:style-name="T7">Απο την </text:span><text:span text:style-name="T6">βιβλιοθήκη</text:span><text:span text:style-name="T7"> </text:span>(<text:span text:style-name="T5">take book</text:span>) προσδιορίζοντας το χώρο από το οποίο το αϕαιρούμε και αϕαιρώντας το από το χώρο αυτό.Ταυτόχρονα γίνεται εκτύπωση του χώρου από τον οποίο γίνεται η αϕαίρεση. Ο προσδιορισμός του χώρου γίνεται με τρόπο ανάλογο με την τοποθέτηση (<text:span text:style-name="T5">Σημείωση: το βιβλίο που αϕαιρείται είναι τυχαίο, όχι προσδιορισμένο</text:span>). Σε αυτή την περίπτωση, ο αριθμός των βιβλίων που βρίσκονται στη βιβλιοθήκη μειώνεται κατά 1.</text:p>
      <text:p text:style-name="P6">Τέλος, γίνεται εκτύπωση (<text:span text:style-name="T5">print</text:span>) στη <text:span text:style-name="T5">βιβλιοθήκη</text:span>, κάνοντας εκτύπωση στο ντουλάπι και στα ράϕια της.</text:p>
      <text:p text:style-name="P5"/>
      <text:p text:style-name="P6"><text:span text:style-name="T5">ντουλάπι</text:span> </text:p>
      <text:p text:style-name="P6"><text:tab/>Η τοποθέτηση <text:span text:style-name="T7">βιβλιου</text:span> (<text:span text:style-name="T5">place book</text:span>), πραγματοποιείται προσδιορίζοντας το ράϕι στο οποίο θα γίνει η τοποθέτηση και τοποθετώντας το στο ράϕι αυτό. Για τον προσδιορισμό του ραϕιού, με 1 προσδιορίζουμε το πάνω ράϕι και με 2 το κάτω ράϕι του ντουλαπιού της βιβλιοθήκης. </text:p>
      <text:p text:style-name="P6"><text:tab/>Η αϕαίρεση ενός βιβλίου από το ντουλάπι (<text:span text:style-name="T5">take book</text:span>), πραγματοποιείται προσδιορίζοντας το ράϕι από οποίο θα γίνει η αϕαίρεση και αϕαιρώντας το από το ράϕι αυτό. </text:p>
      <text:p text:style-name="P6"><text:tab/>Η εκτύπωση του ντουλαπιού (<text:span text:style-name="T5">print</text:span>) ανάγεται στις εκτυπώσεις των ραϕιών του</text:p>
      <text:p text:style-name="P5"/>
      <text:p text:style-name="P10">ραφι </text:p>
      <text:p text:style-name="P9"><text:tab/>τοποθετηση βιβλιου με (<text:span text:style-name="T5">place_book</text:span>)</text:p>
      <text:p text:style-name="P8"><text:span text:style-name="T7"><text:tab/><text:tab/> </text:span>πραγματοποιείται αυξάνοντας τον αριθμό των βιβλίων που είναι τοποθετημένα σε αυτό κατά 1, προσθέτοντας το βιβλίο αυτό στα βιβλία που ϕιλοξενεί και εκτυπώνοντας τα περιεχόμενα του βιβλίου.</text:p>
      <text:p text:style-name="P8"><text:tab/><text:span text:style-name="T7">Αφαιρεση βιβλιου με (</text:span><text:span text:style-name="T6">take_book)</text:span></text:p>
      <text:p text:style-name="P8"><text:span text:style-name="T6"><text:tab/><text:tab/>π</text:span><text:span text:style-name="T9">ραγματοποιείται μειώνοντας τον αριθμό των βιβλίων που είναι τοποθετημένα σε αυτό κατά 1 και αϕαιρώντας το βιβλίο από τα βιβλία που ϕιλοξενεί.</text:span></text:p>
      <text:p text:style-name="P8"><text:span text:style-name="T6"><text:tab/></text:span><text:span text:style-name="T9">Εκτυυπωση με (</text:span><text:span text:style-name="T6">print</text:span><text:span text:style-name="T9">)</text:span></text:p>
      <text:p text:style-name="P11"><text:tab/><text:tab/>εκτυπώνοντας τα στοιχεία των βιβλίων που περιέχει. Αν είναι άδειο, να εκτυπώνεται <text:s/>σχετικό μήνυμα.</text:p>
      <text:p text:style-name="P11"/>
      <text:p text:style-name="P11"/>
      <text:p text:style-name="P9"><text:span text:style-name="T8">Στις περιπτώσεις αϕαιρέσεων βιβλίων από κενούς χώρους ή τοποθετήσεων σε γεμάτους, να επιστρέϕεται από τις αντίστοιχες συναρτήσεις </text:span><text:span text:style-name="T5">τιμή false</text:span><text:span text:style-name="T8"> και να τυπώνεται μήνυμα λάθους. Διαϕορετικά, να επιστρέϕεται η </text:span><text:span text:style-name="T5">τιμή true</text:span><text:span text:style-name="T8">. Το ίδιο ισχύει και για αϕαιρέσεις και τοποθετήσεις βιβλίων στη βιβλιοθήκη.</text:span></text:p>
      <text:p text:style-name="P11"/>
      <text:p text:style-name="P12">Για να αναδείξετε την προσομοίωσή σας, να υλοποιήσετε μια συνάρτηση main η οποία: </text:p>
      <text:p text:style-name="P12">(αʹ) να δημιουργεί μια βιβλιοθήκη </text:p>
      <text:p text:style-name="P12">(βʹ) να δημιουργεί L βιβλία </text:p>
      <text:p text:style-name="P12">(γʹ) να πραγματοποιεί K1 τυχαίες τοποθετήσεις βιβλίων στη βιβλιοθήκη </text:p>
      <text:p text:style-name="P12">(δʹ) να πραγματοποιεί K2 τυχαίες αϕαιρέσεις βιβλίων από τη βιβλιοθήκη </text:p>
      <text:p text:style-name="P13">(εʹ) να κάνει εκτύπωση στην βιβλιοθήκη </text:p>
      <text:p text:style-name="P12">Σημείωση: Τα NMax L, K1 και K2 είναι παράμετροι της προσομοίωσης και να διαβάζονται από τη γραμμή εντολής με τη σειρά αυτή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2:53:26.513976794</meta:creation-date>
    <dc:date>2021-11-29T16:05:59.177831778</dc:date>
    <meta:editing-duration>PT4H20M3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44" meta:word-count="512" meta:character-count="3264" meta:non-whitespace-character-count="2762"/>
  </office:meta>
</office:document-meta>
</file>